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text-properties officeooo:rsid="000eca8b" officeooo:paragraph-rsid="000eca8b"/>
    </style:style>
    <style:style style:name="P2" style:family="paragraph" style:parent-style-name="Standard">
      <style:text-properties fo:color="#0062c4" loext:opacity="100%" officeooo:rsid="000eca8b" officeooo:paragraph-rsid="000eca8b"/>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officeooo:rsid="000eca8b" officeooo:paragraph-rsid="000eca8b" style:font-size-asian="18pt" style:font-size-complex="18pt"/>
    </style:style>
    <style:style style:name="P4" style:family="paragraph" style:parent-style-name="Standard">
      <style:text-properties officeooo:paragraph-rsid="000eca8b"/>
    </style:style>
    <style:style style:name="T1" style:family="text">
      <style:text-properties officeooo:rsid="000eca8b"/>
    </style:style>
    <style:style style:name="T2" style:family="text">
      <style:text-properties fo:font-variant="normal" fo:text-transform="none" fo:color="#212529" loext:opacity="100%" style:font-name="apple-system" fo:font-size="12pt" fo:letter-spacing="normal" fo:font-style="normal" fo:font-weight="normal"/>
    </style:style>
    <style:style style:name="T3" style:family="text">
      <style:text-properties fo:font-variant="normal" fo:text-transform="none" style:font-name="apple-system"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fo:font-weight="bold" officeooo:rsid="000eca8b"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eca8b"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Pregunta foro tema 1 (EIE)</text:span></text:p>
      <text:p text:style-name="P4"><text:span text:style-name="T5"><text:line-break/></text:span><text:span text:style-name="T7">Pregunta</text:span><text:span text:style-name="T1">: </text:span></text:p>
      <text:p text:style-name="P4">Heu estudiat als materials que la creativitat és una de les qualitats més recomanables per un emprenedor. Existeixen diferents tècniques pel foment de la creativitat, una de les més conegudes és la pluja d’idees o brainstorming. La pluja d’idees és una tècnica per potenciar el procés creatiu grupal basada en el pensament lliure. Exclou tot judici o crítica de les aportacions dels participants, basant-se en el fet que la qualitat s’extreu de la quantitat.</text:p>
      <text:p text:style-name="Text_20_body">El màrqueting lateral ens pot ajudar a trobar una oportunitat de negoci per constituir una nova idea de producte o servei que pugui convertir-se en l’objecte d’una empresa. L’objectiu és trobar una nova utilitat a un producte existent per crear una nova utilitat o un nou producte. La clau és transformar algun element del mercat i intentar canviar la resposta a alguna de les preguntes següents: Quina necessitat cobreix? Quina és la seva utilitat? A quin consumidor o públic objectiu va dirigit? On es consumeix?,...</text:p>
      <text:p text:style-name="Text_20_body">En aquest fòrum, en el fil "màrqueting lateral" heu de proposar una innovació, un petit canvi, o un nou ús que es pugui donar a un producte o servei ja existent per cobrir una necessitat no satisfeta.</text:p>
      <text:p text:style-name="Text_20_body">Es tracta d'un fòrum de preguntes i respostes; no podreu veure les intervencions dels companys fins que no hagin passat 30 minuts de la vostra publicació. Us animem, llavors, a examinar les seves intervencions, ja que us poden aportar noves idees creatives pel vostre futur com a emprenedors. No necessiteu fer cap comentari a les aportacions dels companys,.</text:p>
      <text:p text:style-name="P1"/>
      <text:p text:style-name="P1"><text:span text:style-name="T6">Respuesta</text:span>: </text:p>
      <text:p text:style-name="P2"><text:span text:style-name="T3">Hola a tots!</text:span><text:line-break/><text:line-break/><text:span text:style-name="T3">Pense que una bona forma de donar-li valor adicional i de millorar un servei, com pot ser fer la compra seria afegint la RA (realitat aumentada) mitjançant unes ulleres o similar. Per exemple, podries saber què has de comprar perque eixiria resaltat en altre color, podries portar un compte del total dels productes que portes al carro, inclús podries veure la disponibilitat d'alguns productes que no estiguen ficats al seu lloc.</text:span><text:line-break/><text:line-break/><text:span text:style-name="T3">En la meua opinió, mitjançant la RA y la IA(Inteligencia Artificial) es podrien aconseguir grans canvis a la manera tradicional de fer la compra.</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9-30T21:15:32.014000000</dc:date>
    <meta:editing-duration>PT1M21S</meta:editing-duration>
    <meta:editing-cycles>1</meta:editing-cycles>
    <meta:document-statistic meta:table-count="0" meta:image-count="0" meta:object-count="0" meta:page-count="1" meta:paragraph-count="8" meta:word-count="359" meta:character-count="2174" meta:non-whitespace-character-count="1817"/>
    <meta:generator>LibreOffice/7.2.2.2$Windows_X86_64 LibreOffice_project/02b2acce88a210515b4a5bb2e46cbfb63fe97d56</meta:generator>
  </office:meta>
</office:document-meta>
</file>